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IsTruePredicate.getInstance( Predicate 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llIsTrue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IsTruePredicate.NullIsTrue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ullIsTruePredicate.evaluat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